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2639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16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loext:graphic-properties draw:fill="solid" draw:fill-color="#020b22" draw:opacity="100%"/>
      <style:paragraph-properties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3" style:family="paragraph" style:parent-style-name="Table_20_Contents">
      <style:text-properties fo:color="#166534" loext:opacity="100%" fo:font-weight="bold"/>
    </style:style>
    <style:style style:name="P4" style:family="paragraph" style:parent-style-name="Text_20_body">
      <style:paragraph-properties fo:margin-top="0.0417in" fo:margin-bottom="0.083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.0417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>
      <style:text-properties fo:color="#f8fafc" loext:opacity="100%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4 (Autenticacao e Autorizacao)</text:p>
      <text:p text:style-name="P4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4"><text:span text:style-name="Strong_20_Emphasis"><text:span text:style-name="T1">Commit base:</text:span></text:span><text:span text:style-name="T1"> e7c7ab4 | </text:span><text:span text:style-name="Strong_20_Emphasis"><text:span text:style-name="T1">Data:</text:span></text:span><text:span text:style-name="T1"> 11/03/2026 | </text:span><text:span text:style-name="Strong_20_Emphasis"><text:span text:style-name="T1">Base:</text:span></text:span><text:span text:style-name="T1"> PDF oficial da Feature 4</text:span></text:p>
      <text:p text:style-name="P4"><text:span text:style-name="Strong_20_Emphasis"><text:span text:style-name="T1">Escopo:</text:span></text:span><text:span text:style-name="T1"> HTTP Basic + autorizacao por URL/HttpMethod + seguranca por padrao</text:span></text:p>
      <text:h text:style-name="Heading_20_2" text:outline-level="2">1) Resumo da entrega</text:h>
      <text:p text:style-name="Text_20_body">Foi implementada a camada de seguranca com Spring Security para autenticar usuarios via HTTP Basic e autorizar acesso por roles (`ADMIN` e `USER`) em dois contextos distintos de endpoints, seguindo o principio do menor privilegio e o comportamento de falha segura por padrao. </text:p>
      <text:h text:style-name="Heading_20_2" text:outline-level="2">2) Checklist dos requisitos da Feature 4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 do PDF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 objetiva</text:p>
            </table:table-cell>
          </table:table-row>
        </table:table-header-rows>
        <table:table-row>
          <table:table-cell table:style-name="Table1.A1" office:value-type="string">
            <text:p text:style-name="Table_20_Contents">Configurar Spring Security com autenticacao HTTP Basic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SecurityConfig.securityFilterChain()</text:span> com <text:span text:style-name="Source_20_Text">httpBasic()</text:span>.</text:p>
          </table:table-cell>
        </table:table-row>
        <table:table-row>
          <table:table-cell table:style-name="Table1.A1" office:value-type="string">
            <text:p text:style-name="Table_20_Contents">Todas as requisicoes exigem autenticacao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anyRequest().authenticated()</text:span> configurado.</text:p>
          </table:table-cell>
        </table:table-row>
        <table:table-row>
          <table:table-cell table:style-name="Table1.A1" office:value-type="string">
            <text:p text:style-name="Table_20_Contents">Usuarios em memoria (ADMIN e USER) com senha codificada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InMemoryUserDetailsManager</text:span> com usuarios <text:span text:style-name="Source_20_Text">admin</text:span> e <text:span text:style-name="Source_20_Text">user</text:span>, senha codificada por <text:span text:style-name="Source_20_Text">BCryptPasswordEncoder</text:span>. </text:p>
          </table:table-cell>
        </table:table-row>
        <table:table-row>
          <table:table-cell table:style-name="Table1.A1" office:value-type="string">
            <text:p text:style-name="Table_20_Contents">Autorizacao por URL/Request Matching em pelo menos 2 contexto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Contexto 1: <text:span text:style-name="Source_20_Text">/api/v1/livros/**</text:span> (GET para USER/ADMIN; escrita somente ADMIN).<text:line-break/>Contexto 2: <text:span text:style-name="Source_20_Text">/api/v1/livros/enriquecidos</text:span> (GET somente ADMIN). </text:p>
          </table:table-cell>
        </table:table-row>
        <table:table-row>
          <table:table-cell table:style-name="Table1.A1" office:value-type="string">
            <text:p text:style-name="Table_20_Contents">Uso de HttpMethod nas regra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Regras com <text:span text:style-name="Source_20_Text">HttpMethod.GET</text:span>, <text:span text:style-name="Source_20_Text">POST</text:span>, <text:span text:style-name="Source_20_Text">PUT</text:span>, <text:span text:style-name="Source_20_Text">PATCH</text:span>, <text:span text:style-name="Source_20_Text">DELETE</text:span>. </text:p>
          </table:table-cell>
        </table:table-row>
        <table:table-row>
          <table:table-cell table:style-name="Table1.A1" office:value-type="string">
            <text:p text:style-name="Table_20_Contents">Seguranca por padrao (rotas nao mapeadas exigem autenticacao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Regra global <text:span text:style-name="Source_20_Text">anyRequest().authenticated()</text:span> + teste dedicado de 401. </text:p>
          </table:table-cell>
        </table:table-row>
        <table:table-row>
          <table:table-cell table:style-name="Table1.A1" office:value-type="string">
            <text:p text:style-name="Table_20_Contents">Documentacao no README e evidencias de teste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README.md</text:span> atualizado com usuarios, regras por contexto e cenarios de validacao. </text:p>
          </table:table-cell>
        </table:table-row>
      </table:table>
      <text:h text:style-name="Heading_20_2" text:outline-level="2">3) Trechos de codigo (configuracao de seguranca)</text:h>
      <text:h text:style-name="Heading_20_3" text:outline-level="3">3.1 SecurityFilterChain com autenticacao e autorizacao</text:h>
      <text:p text:style-name="P2"><text:span text:style-name="Source_20_Text"><text:span text:style-name="T2">@Bean</text:span></text:span></text:p>
      <text:p text:style-name="P2"><text:span text:style-name="Source_20_Text"><text:span text:style-name="T2">SecurityFilterChain securityFilterChain(HttpSecurity http) throws Exception {</text:span></text:span></text:p>
      <text:p text:style-name="P2"><text:span text:style-name="Source_20_Text"><text:span text:style-name="T2"><text:s text:c="4"/>http</text:span></text:span></text:p>
      <text:p text:style-name="P2"><text:span text:style-name="Source_20_Text"><text:span text:style-name="T2"><text:s text:c="8"/>.csrf(csrf -&gt; csrf.disable())</text:span></text:span></text:p>
      <text:p text:style-name="P2"><text:span text:style-name="Source_20_Text"><text:span text:style-name="T2"><text:s text:c="8"/>.authorizeHttpRequests(auth -&gt; auth</text:span></text:span></text:p>
      <text:p text:style-name="P2"><text:span text:style-name="Source_20_Text"><text:span text:style-name="T2"><text:s text:c="12"/>.requestMatchers(HttpMethod.GET, "/api/v1/livros/enriquecidos/**").hasRole("ADMIN")</text:span></text:span></text:p>
      <text:p text:style-name="P2"><text:span text:style-name="Source_20_Text"><text:span text:style-name="T2"><text:s text:c="12"/>.requestMatchers(HttpMethod.POST, "/api/v1/livros/**").hasRole("ADMIN")</text:span></text:span></text:p>
      <text:p text:style-name="P2"><text:span text:style-name="Source_20_Text"><text:span text:style-name="T2"><text:s text:c="12"/>.requestMatchers(HttpMethod.PUT, "/api/v1/livros/**").hasRole("ADMIN")</text:span></text:span></text:p>
      <text:p text:style-name="P2"><text:span text:style-name="Source_20_Text"><text:span text:style-name="T2"><text:s text:c="12"/>.requestMatchers(HttpMethod.PATCH, "/api/v1/livros/**").hasRole("ADMIN")</text:span></text:span></text:p>
      <text:p text:style-name="P2"><text:span text:style-name="Source_20_Text"><text:span text:style-name="T2"><text:s text:c="12"/>.requestMatchers(HttpMethod.DELETE, "/api/v1/livros/**").hasRole("ADMIN")</text:span></text:span></text:p>
      <text:p text:style-name="P2"><text:span text:style-name="Source_20_Text"><text:span text:style-name="T2"><text:s text:c="12"/>.requestMatchers(HttpMethod.GET, "/api/v1/livros/**").hasAnyRole("ADMIN", "USER")</text:span></text:span></text:p>
      <text:p text:style-name="P2"><text:span text:style-name="Source_20_Text"><text:span text:style-name="T2"><text:s text:c="12"/>.anyRequest().authenticated())</text:span></text:span></text:p>
      <text:p text:style-name="P2"><text:span text:style-name="Source_20_Text"><text:span text:style-name="T2"><text:s text:c="8"/>.httpBasic(Customizer.withDefaults());</text:span></text:span></text:p>
      <text:p text:style-name="P2"/>
      <text:p text:style-name="P2"><text:span text:style-name="Source_20_Text"><text:span text:style-name="T2"><text:s text:c="4"/>return http.build();</text:span></text:span></text:p>
      <text:p text:style-name="P2"><text:span text:style-name="Source_20_Text"><text:span text:style-name="T2">}</text:span></text:span></text:p>
      <text:h text:style-name="Heading_20_3" text:outline-level="3">3.2 Usuarios em memoria com senha codificada</text:h>
      <text:p text:style-name="P2"><text:span text:style-name="Source_20_Text"><text:span text:style-name="T2">@Bean</text:span></text:span></text:p>
      <text:p text:style-name="P2"><text:span text:style-name="Source_20_Text"><text:span text:style-name="T2">UserDetailsService userDetailsService(PasswordEncoder passwordEncoder) {</text:span></text:span></text:p>
      <text:p text:style-name="P2"><text:span text:style-name="Source_20_Text"><text:span text:style-name="T2"><text:s text:c="4"/>UserDetails admin = User.withUsername("admin")</text:span></text:span></text:p>
      <text:p text:style-name="P2"><text:span text:style-name="Source_20_Text"><text:span text:style-name="T2"><text:s text:c="8"/>.password(passwordEncoder.encode("admin123"))</text:span></text:span></text:p>
      <text:p text:style-name="P2"><text:span text:style-name="Source_20_Text"><text:span text:style-name="T2"><text:s text:c="8"/>.roles("ADMIN")</text:span></text:span></text:p>
      <text:p text:style-name="P2"><text:span text:style-name="Source_20_Text"><text:span text:style-name="T2"><text:s text:c="8"/>.build();</text:span></text:span></text:p>
      <text:p text:style-name="P2"/>
      <text:p text:style-name="P2"><text:span text:style-name="Source_20_Text"><text:span text:style-name="T2"><text:s text:c="4"/>UserDetails user = User.withUsername("user")</text:span></text:span></text:p>
      <text:p text:style-name="P2"><text:span text:style-name="Source_20_Text"><text:span text:style-name="T2"><text:s text:c="8"/>.password(passwordEncoder.encode("user123"))</text:span></text:span></text:p>
      <text:p text:style-name="P2"><text:span text:style-name="Source_20_Text"><text:span text:style-name="T2"><text:s text:c="8"/>.roles("USER")</text:span></text:span></text:p>
      <text:p text:style-name="P2"><text:span text:style-name="Source_20_Text"><text:span text:style-name="T2"><text:s text:c="8"/>.build();</text:span></text:span></text:p>
      <text:p text:style-name="P2"/>
      <text:p text:style-name="P2"><text:span text:style-name="Source_20_Text"><text:span text:style-name="T2"><text:s text:c="4"/>return new InMemoryUserDetailsManager(admin, user);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@Bean</text:span></text:span></text:p>
      <text:p text:style-name="P2"><text:span text:style-name="Source_20_Text"><text:span text:style-name="T2">PasswordEncoder passwordEncoder() {</text:span></text:span></text:p>
      <text:p text:style-name="P2"><text:span text:style-name="Source_20_Text"><text:span text:style-name="T2"><text:s text:c="4"/>return new BCryptPasswordEncoder();</text:span></text:span></text:p>
      <text:p text:style-name="P2"><text:span text:style-name="Source_20_Text"><text:span text:style-name="T2">}</text:span></text:span></text:p>
      <text:h text:style-name="Heading_20_2" text:outline-level="2">4) Evidencias de testes de seguranca</text:h>
      <text:p text:style-name="Text_20_body">Classe de teste: <text:span text:style-name="Source_20_Text">SecurityConfigWebTest</text:span> com validacao explicita de cenarios de sucesso e falha (401 sem autenticacao, 403 por role inadequada e acessos permitidos por role correta). </text:p>
      <text:h text:style-name="Heading_20_3" text:outline-level="3">4.1 Cenarios cobertos</text:h>
      <text:list xml:id="list3233577059" text:style-name="L1">
        <text:list-item>
          <text:p text:style-name="P6">Sem autenticacao em <text:span text:style-name="Source_20_Text">GET /api/v1/livros</text:span> retorna <text:span text:style-name="Source_20_Text">401</text:span>. </text:p>
        </text:list-item>
        <text:list-item>
          <text:p text:style-name="P6"><text:span text:style-name="Source_20_Text">USER</text:span> em <text:span text:style-name="Source_20_Text">GET /api/v1/livros</text:span> retorna <text:span text:style-name="Source_20_Text">200</text:span>. </text:p>
        </text:list-item>
        <text:list-item>
          <text:p text:style-name="P6"><text:span text:style-name="Source_20_Text">USER</text:span> em <text:span text:style-name="Source_20_Text">POST /api/v1/livros</text:span> retorna <text:span text:style-name="Source_20_Text">403</text:span>. </text:p>
        </text:list-item>
        <text:list-item>
          <text:p text:style-name="P6"><text:span text:style-name="Source_20_Text">ADMIN</text:span> em <text:span text:style-name="Source_20_Text">POST /api/v1/livros</text:span> retorna <text:span text:style-name="Source_20_Text">201</text:span>. </text:p>
        </text:list-item>
        <text:list-item>
          <text:p text:style-name="P6"><text:span text:style-name="Source_20_Text">USER</text:span> em <text:span text:style-name="Source_20_Text">GET /api/v1/livros/enriquecidos</text:span> retorna <text:span text:style-name="Source_20_Text">403</text:span>. </text:p>
        </text:list-item>
        <text:list-item>
          <text:p text:style-name="P6"><text:span text:style-name="Source_20_Text">ADMIN</text:span> em <text:span text:style-name="Source_20_Text">GET /api/v1/livros/enriquecidos</text:span> retorna <text:span text:style-name="Source_20_Text">200</text:span>. </text:p>
        </text:list-item>
        <text:list-item>
          <text:p text:style-name="P5">Sem autenticacao em endpoint nao mapeado retorna <text:span text:style-name="Source_20_Text">401</text:span> (seguranca por padrao). </text:p>
        </text:list-item>
      </text:list>
      <text:h text:style-name="Heading_20_3" text:outline-level="3">4.2 Resultado da suite</text:h>
      <text:p text:style-name="P2"><text:span text:style-name="Source_20_Text"><text:span text:style-name="T2">SecurityConfigWebTest: tests="7" errors="0" failures="0" skipped="0"</text:span></text:span></text:p>
      <text:p text:style-name="P2"><text:span text:style-name="Source_20_Text"><text:span text:style-name="T2">ReservaServiceTest: tests="5" errors="0" failures="0"</text:span></text:span></text:p>
      <text:p text:style-name="P2"><text:span text:style-name="Source_20_Text"><text:span text:style-name="T2">LivrosIntegracaoServiceTest: tests="4" errors="0" failures="0"</text:span></text:span></text:p>
      <text:p text:style-name="P2"><text:span text:style-name="Source_20_Text"><text:span text:style-name="T2">LivroApplicationServiceTest: tests="4" errors="0" failures="0"</text:span></text:span></text:p>
      <text:p text:style-name="P2"><text:span text:style-name="Source_20_Text"><text:span text:style-name="T2">BibliotecaApiApplicationTests: tests="1" errors="0" failures="0"</text:span></text:span></text:p>
      <text:p text:style-name="P2"><text:span text:style-name="Source_20_Text"><text:span text:style-name="T2">TOTAL main-application: tests="21" errors="0" failures="0"</text:span></text:span></text:p>
      <text:h text:style-name="Heading_20_2" text:outline-level="2">5) Principios de seguranca aplicados</text:h>
      <text:list xml:id="list1466054521" text:style-name="L2">
        <text:list-item>
          <text:p text:style-name="P8"><text:span text:style-name="Strong_20_Emphasis">Menor privilegio:</text:span> <text:span text:style-name="Source_20_Text">USER</text:span> so possui leitura de catalogo; escrita e contexto enriquecido ficam com <text:span text:style-name="Source_20_Text">ADMIN</text:span>. </text:p>
        </text:list-item>
        <text:list-item>
          <text:p text:style-name="P8"><text:span text:style-name="Strong_20_Emphasis">Seguranca por padrao:</text:span> rotas nao autorizadas explicitamente continuam protegidas por autenticacao. </text:p>
        </text:list-item>
        <text:list-item>
          <text:p text:style-name="P7"><text:span text:style-name="Strong_20_Emphasis">Falha segura:</text:span> ausencia de credencial gera <text:span text:style-name="Source_20_Text">401</text:span>; credencial sem permissao gera <text:span text:style-name="Source_20_Text">403</text:span>. </text:p>
        </text:list-item>
      </text:list>
      <text:h text:style-name="Heading_20_2" text:outline-level="2">6) Conclusao</text:h>
      <text:p text:style-name="Text_20_body">A Feature 4 foi implementada com aderencia aos requisitos do PDF, com autenticacao HTTP Basic, autorizacao por roles em dois contextos, regras por HttpMethod, seguranca por padrao e evidencias de testes automatizados em GREE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5%" fo:text-indent="0in" style:auto-text-indent="false" fo:padding-left="0.0626in" fo:padding-right="0in" fo:padding-top="0.0626in" fo:padding-bottom="0.0626in" fo:border-left="0.06pt solid #0f172a" fo:border-right="none" fo:border-top="0.06pt solid #0f172a" fo:border-bottom="0.06pt solid #0f172a"/>
      <style:text-properties fo:color="#f8fafc" loext:opacity="100%" style:font-name="Liberation Mono" fo:font-family="'Liberation Mono'" style:font-family-generic="modern" style:font-pitch="fixed" fo:font-size="6.75pt" style:font-name-asian="Noto Sans Mono CJK SC" style:font-family-asian="'Noto Sans Mono CJK SC'" style:font-family-generic-asian="modern" style:font-pitch-asian="fixed" style:font-size-asian="6.75pt" style:font-name-complex="Liberation Mono" style:font-family-complex="'Liberation Mono'" style:font-family-generic-complex="modern" style:font-pitch-complex="fixed" style:font-size-complex="6.7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4 - Spring Security</dc:title>
    <meta:document-statistic meta:table-count="1" meta:image-count="0" meta:object-count="0" meta:page-count="1" meta:paragraph-count="88" meta:word-count="499" meta:character-count="4614" meta:non-whitespace-character-count="4015"/>
    <meta:generator>LibreOffice/7.3.7.2$Linux_X86_64 LibreOffice_project/30$Build-2</meta:generator>
    <meta:user-defined meta:name=""/>
  </office:meta>
</office:document-meta>
</file>